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C9021CBA2AD812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4cm, 1.553cm, 11.162cm, 3.26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65cm" svg:height="22.599cm" svg:x="0.991cm" svg:y="2.392cm">
          <draw:image xlink:href="Pictures/10000000000005E8000007E02C9021CBA2AD812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2:15.079525548</dc:date>
    <meta:editing-duration>PT3M33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